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40000022CCF6A4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ff00" draw:fill="solid" draw:fill-color="#ff0000" draw:opacity="75%" draw:auto-grow-width="true" fo:min-height="0.334cm" fo:min-width="0cm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.5pt" fo:font-weight="bold"/>
    </style:style>
    <style:style style:name="T1" style:family="text">
      <style:text-properties fo:font-size="10.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732cm" svg:height="14.71cm" svg:x="0cm" svg:y="0cm">
          <draw:image xlink:href="Pictures/10000000000002C40000022CCF6A4E69.png" xlink:type="simple" xlink:show="embed" xlink:actuate="onLoad">
            <text:p/>
          </draw:image>
        </draw:frame>
        <draw:frame draw:style-name="gr2" draw:text-style-name="P3" draw:layer="layout" svg:width="0.705cm" svg:height="0.674cm" svg:x="0.372cm" svg:y="4.6cm">
          <draw:text-box draw:corner-radius="0.203cm">
            <text:p text:style-name="P2"><text:span text:style-name="T1">1</text:span></text:p>
          </draw:text-box>
        </draw:frame>
        <draw:frame draw:style-name="gr2" draw:text-style-name="P3" draw:layer="layout" svg:width="0.705cm" svg:height="0.674cm" svg:x="0.401cm" svg:y="8.255cm">
          <draw:text-box draw:corner-radius="0.203cm">
            <text:p text:style-name="P2"><text:span text:style-name="T1">2</text:span></text:p>
          </draw:text-box>
        </draw:frame>
        <draw:frame draw:style-name="gr2" draw:text-style-name="P3" draw:layer="layout" svg:width="0.705cm" svg:height="0.674cm" svg:x="0.472cm" svg:y="10.2cm">
          <draw:text-box draw:corner-radius="0.203cm">
            <text:p text:style-name="P2"><text:span text:style-name="T1">3</text:span></text:p>
          </draw:text-box>
        </draw:frame>
        <draw:frame draw:style-name="gr2" draw:text-style-name="P3" draw:layer="layout" svg:width="0.705cm" svg:height="0.674cm" svg:x="10.972cm" svg:y="9.3cm">
          <draw:text-box draw:corner-radius="0.203cm">
            <text:p text:style-name="P2"><text:span text:style-name="T1">4</text:span></text:p>
          </draw:text-box>
        </draw:frame>
        <draw:frame draw:style-name="gr2" draw:text-style-name="P3" draw:layer="layout" svg:width="0.705cm" svg:height="0.674cm" svg:x="0.472cm" svg:y="12.2cm">
          <draw:text-box draw:corner-radius="0.203cm"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72cm" fo:page-height="14.70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8-07-03T01:22:11</meta:creation-date>
    <dc:date>2008-07-03T01:49:39</dc:date>
    <dc:language>en-US</dc:language>
    <meta:editing-cycles>2</meta:editing-cycles>
    <meta:editing-duration>PT27M4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